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align="center" style:justify-single-word="false" fo:text-indent="0in" style:auto-text-indent="false"/>
    </style:style>
    <style:style style:name="P2" style:family="paragraph" style:parent-style-name="Text_20_body">
      <style:paragraph-properties fo:margin-left="0in" fo:margin-right="0in" fo:text-align="center" style:justify-single-word="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Text_20_body">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ker Security Best Practices</text:h>
      <text:p text:style-name="P2"/>
      <text:p text:style-name="P3">Ensuring the security of Docker containers and the environments in which they run is crucial for protecting sensitive data and preventing security breaches. Here are some Docker security best practices to follow:</text:p>
      <text:p text:style-name="P3"><text:span text:style-name="Strong_20_Emphasis">1. Use Official Images:</text:span></text:p>
      <text:p text:style-name="P3">Always use official Docker images from trusted sources like Docker Hub. These images are regularly updated and maintained by the Docker community, reducing the risk of security vulnerabilities.</text:p>
      <text:p text:style-name="P3"><text:span text:style-name="Strong_20_Emphasis">2. Keep Docker Up to Date:</text:span></text:p>
      <text:p text:style-name="P3">Regularly update Docker and its dependencies to the latest stable versions to patch security vulnerabilities and benefit from new security features.</text:p>
      <text:p text:style-name="P3"><text:span text:style-name="Strong_20_Emphasis">3. Enable Content Trust:</text:span></text:p>
      <text:p text:style-name="P3">Enable Docker Content Trust (DOCKER_CONTENT_TRUST=1) to ensure that only signed and verified images are pulled and run on Docker hosts, mitigating the risk of running malicious or tampered images.</text:p>
      <text:p text:style-name="P3"><text:span text:style-name="Strong_20_Emphasis">4. Limit Privileges:</text:span></text:p>
      <text:p text:style-name="P3">Run containers with the least privileges necessary to perform their intended tasks. Avoid running containers as root whenever possible, as this can increase the risk of privilege escalation attacks.</text:p>
      <text:p text:style-name="P3"><text:span text:style-name="Strong_20_Emphasis">5. Use Docker Security Features:</text:span></text:p>
      <text:list text:style-name="L1">
        <text:list-item>
          <text:p text:style-name="P4">Utilize Docker security features such as namespaces, control groups, and capabilities to isolate containers and restrict their access to host resources.</text:p>
        </text:list-item>
        <text:list-item>
          <text:p text:style-name="P4">Leverage Docker's built-in security profiles (e.g., seccomp, AppArmor, or SELinux) to enforce additional security policies on container processes.</text:p>
        </text:list-item>
      </text:list>
      <text:p text:style-name="P3"><text:span text:style-name="Strong_20_Emphasis">6. Implement Image Scanning:</text:span></text:p>
      <text:p text:style-name="P3">Use image scanning tools to analyze Docker images for known vulnerabilities and security issues before deploying them into production environments. Tools like Clair, Trivy, and Docker Security Scanning can help identify and mitigate security risks.</text:p>
      <text:p text:style-name="P3"><text:span text:style-name="Strong_20_Emphasis">7. Secure Docker Daemon:</text:span></text:p>
      <text:p text:style-name="P3">Secure the Docker daemon by restricting access to the Docker socket (/var/run/docker.sock) to trusted users and processes only. Avoid exposing the Docker API to the internet unless necessary, and use TLS encryption for secure communication with remote Docker hosts.</text:p>
      <text:p text:style-name="P3"><text:span text:style-name="Strong_20_Emphasis">8. Network Segmentation:</text:span></text:p>
      <text:p text:style-name="P3"><text:soft-page-break/>Implement network segmentation to isolate Docker containers from other services and networks, reducing the attack surface and limiting the impact of potential security breaches.</text:p>
      <text:p text:style-name="P3"><text:span text:style-name="Strong_20_Emphasis">9. Monitor Docker Activity:</text:span></text:p>
      <text:p text:style-name="P3">Monitor Docker activity and container behavior using logging and monitoring tools to detect and respond to security incidents in real-time. Tools like Docker Logging Drivers, Sysdig, and Prometheus can help track container activities and performance metrics.</text:p>
      <text:p text:style-name="P3"><text:span text:style-name="Strong_20_Emphasis">10. Regular Audits and Penetration Testing:</text:span></text:p>
      <text:p text:style-name="P3">Conduct regular security audits and penetration testing of Docker environments to identify and remediate security vulnerabilities and weaknesses proactively.</text:p>
      <text:p text:style-name="P3"><text:span text:style-name="Strong_20_Emphasis">11. Educate Users:</text:span></text:p>
      <text:p text:style-name="P3">Educate Docker users and administrators about security best practices, including proper image management, secure configuration, and incident response procedures.</text:p>
      <text:p text:style-name="P3">By following these Docker security best practices, organizations can enhance the security posture of their Docker environments and mitigate the risks associated with containerized deployments. However, security is an ongoing process, and it's essential to stay vigilant, keep systems updated, and adapt to emerging threats and vulnerabiliti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4T11:48:16.029000000</meta:creation-date>
    <dc:date>2025-06-04T12:07:42.072000000</dc:date>
    <meta:editing-duration>PT8M55S</meta:editing-duration>
    <meta:editing-cycles>1</meta:editing-cycles>
    <meta:document-statistic meta:table-count="0" meta:image-count="0" meta:object-count="0" meta:page-count="2" meta:paragraph-count="26" meta:word-count="449" meta:character-count="3175" meta:non-whitespace-character-count="2754"/>
    <meta:generator>LibreOffice/24.8.6.2$Windows_X86_64 LibreOffice_project/6d98ba145e9a8a39fc57bcc76981d1fb1316c60c</meta:generator>
  </office:meta>
</office:document-meta>
</file>